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OpenSymbol" svg:font-family="OpenSymbol"/>
    <style:font-face style:name="Helvetica2" svg:font-family="Helvetica" style:font-family-generic="swiss"/>
    <style:font-face style:name="Nimbus Mono L" svg:font-family="'Nimbus Mono L'" style:font-family-generic="modern" style:font-pitch="fixed"/>
    <style:font-face style:name="Helvetica1" svg:font-family="Helvetica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9.099cm" fo:margin-left="-0.071cm" fo:margin-right="0cm" fo:margin-top="0cm" fo:margin-bottom="0cm" table:align="margins"/>
    </style:style>
    <style:style style:name="Tableau1.A" style:family="table-column">
      <style:table-column-properties style:column-width="9.347cm" style:rel-column-width="32071*"/>
    </style:style>
    <style:style style:name="Tableau1.B" style:family="table-column">
      <style:table-column-properties style:column-width="1.81cm" style:rel-column-width="6209*"/>
    </style:style>
    <style:style style:name="Tableau1.C" style:family="table-column">
      <style:table-column-properties style:column-width="7.943cm" style:rel-column-width="27255*"/>
    </style:style>
    <style:style style:name="Tableau1.1" style:family="table-row">
      <style:table-row-properties style:min-row-height="5.906cm"/>
    </style:style>
    <style:style style:name="Tableau1.A1" style:family="table-cell">
      <style:table-cell-properties fo:background-color="transparent" fo:padding="0cm" fo:border="none">
        <style:background-image/>
      </style:table-cell-properties>
    </style:style>
    <style:style style:name="Tableau1.C1" style:family="table-cell">
      <style:table-cell-properties fo:padding="0cm" fo:border="none"/>
    </style:style>
    <style:style style:name="Tableau10" style:family="table">
      <style:table-properties style:width="19.025cm" table:align="left"/>
    </style:style>
    <style:style style:name="Tableau10.A" style:family="table-column">
      <style:table-column-properties style:column-width="9.26cm"/>
    </style:style>
    <style:style style:name="Tableau10.B" style:family="table-column">
      <style:table-column-properties style:column-width="1.804cm"/>
    </style:style>
    <style:style style:name="Tableau10.C" style:family="table-column">
      <style:table-column-properties style:column-width="7.96cm"/>
    </style:style>
    <style:style style:name="Tableau10.A1" style:family="table-cell">
      <style:table-cell-properties fo:background-color="transparent" fo:padding="0.097cm" fo:border="none">
        <style:background-image/>
      </style:table-cell-properties>
    </style:style>
    <style:style style:name="Tableau8" style:family="table">
      <style:table-properties style:width="19.025cm" table:align="left"/>
    </style:style>
    <style:style style:name="Tableau8.A" style:family="table-column">
      <style:table-column-properties style:column-width="4.787cm"/>
    </style:style>
    <style:style style:name="Tableau8.B" style:family="table-column">
      <style:table-column-properties style:column-width="14.238cm"/>
    </style:style>
    <style:style style:name="Tableau8.A1" style:family="table-cell">
      <style:table-cell-properties fo:padding="0.097cm" fo:border-left="0.05pt solid #e6e6e6" fo:border-right="none" fo:border-top="0.05pt solid #e6e6e6" fo:border-bottom="0.05pt solid #e6e6e6"/>
    </style:style>
    <style:style style:name="Tableau8.B1" style:family="table-cell">
      <style:table-cell-properties fo:padding="0.097cm" fo:border="0.05pt solid #e6e6e6"/>
    </style:style>
    <style:style style:name="Tableau2" style:family="table">
      <style:table-properties style:width="18.889cm" table:align="right"/>
    </style:style>
    <style:style style:name="Tableau2.A" style:family="table-column">
      <style:table-column-properties style:column-width="4.66cm"/>
    </style:style>
    <style:style style:name="Tableau2.B" style:family="table-column">
      <style:table-column-properties style:column-width="4.733cm"/>
    </style:style>
    <style:style style:name="Tableau2.C" style:family="table-column">
      <style:table-column-properties style:column-width="9.497cm"/>
    </style:style>
    <style:style style:name="Tableau2.1" style:family="table-row">
      <style:table-row-properties style:min-row-height="2.237cm"/>
    </style:style>
    <style:style style:name="Tableau2.A1" style:family="table-cell">
      <style:table-cell-properties fo:background-color="transparent" fo:padding="0.097cm" fo:border-left="0.05pt solid #e6e6e6" fo:border-right="none" fo:border-top="0.05pt solid #e6e6e6" fo:border-bottom="0.05pt solid #e6e6e6">
        <style:background-image/>
      </style:table-cell-properties>
    </style:style>
    <style:style style:name="Tableau2.C1" style:family="table-cell">
      <style:table-cell-properties fo:background-color="transparent" fo:padding="0.097cm" fo:border="0.05pt solid #e6e6e6">
        <style:background-image/>
      </style:table-cell-properties>
    </style:style>
    <style:style style:name="Tableau3" style:family="table">
      <style:table-properties style:width="18.872cm" table:align="right"/>
    </style:style>
    <style:style style:name="Tableau3.A" style:family="table-column">
      <style:table-column-properties style:column-width="4.643cm"/>
    </style:style>
    <style:style style:name="Tableau3.B" style:family="table-column">
      <style:table-column-properties style:column-width="4.733cm"/>
    </style:style>
    <style:style style:name="Tableau3.C" style:family="table-column">
      <style:table-column-properties style:column-width="9.497cm"/>
    </style:style>
    <style:style style:name="Tableau3.A1" style:family="table-cell">
      <style:table-cell-properties fo:padding="0.097cm" fo:border-left="0.05pt solid #e6e6e6" fo:border-right="none" fo:border-top="0.05pt solid #e6e6e6" fo:border-bottom="0.05pt solid #e6e6e6"/>
    </style:style>
    <style:style style:name="Tableau3.C1" style:family="table-cell">
      <style:table-cell-properties fo:padding="0.097cm" fo:border="0.05pt solid #e6e6e6"/>
    </style:style>
    <style:style style:name="Tableau4" style:family="table">
      <style:table-properties style:width="18.919cm" table:align="right"/>
    </style:style>
    <style:style style:name="Tableau4.A" style:family="table-column">
      <style:table-column-properties style:column-width="5.988cm"/>
    </style:style>
    <style:style style:name="Tableau4.B" style:family="table-column">
      <style:table-column-properties style:column-width="2.84cm"/>
    </style:style>
    <style:style style:name="Tableau4.C" style:family="table-column">
      <style:table-column-properties style:column-width="2.838cm"/>
    </style:style>
    <style:style style:name="Tableau4.D" style:family="table-column">
      <style:table-column-properties style:column-width="2.783cm"/>
    </style:style>
    <style:style style:name="Tableau4.E" style:family="table-column">
      <style:table-column-properties style:column-width="1.974cm"/>
    </style:style>
    <style:style style:name="Tableau4.F" style:family="table-column">
      <style:table-column-properties style:column-width="2.496cm"/>
    </style:style>
    <style:style style:name="Tableau4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5" style:family="table">
      <style:table-properties style:width="18.93cm" fo:margin-left="0cm" fo:margin-right="0.012cm" table:align="margins" style:shadow="none"/>
    </style:style>
    <style:style style:name="Tableau5.A" style:family="table-column">
      <style:table-column-properties style:column-width="7.022cm" style:rel-column-width="3981*"/>
    </style:style>
    <style:style style:name="Tableau5.B" style:family="table-column">
      <style:table-column-properties style:column-width="1.85cm" style:rel-column-width="1049*"/>
    </style:style>
    <style:style style:name="Tableau5.C" style:family="table-column">
      <style:table-column-properties style:column-width="2.838cm" style:rel-column-width="1609*"/>
    </style:style>
    <style:style style:name="Tableau5.D" style:family="table-column">
      <style:table-column-properties style:column-width="2.764cm" style:rel-column-width="1567*"/>
    </style:style>
    <style:style style:name="Tableau5.E" style:family="table-column">
      <style:table-column-properties style:column-width="2cm" style:rel-column-width="1134*"/>
    </style:style>
    <style:style style:name="Tableau5.F" style:family="table-column">
      <style:table-column-properties style:column-width="2.455cm" style:rel-column-width="1392*"/>
    </style:style>
    <style:style style:name="Tableau5.A1" style:family="table-cell">
      <style:table-cell-properties fo:padding="0cm" fo:border="none"/>
    </style:style>
    <style:style style:name="Tableau5.2" style:family="table-row">
      <style:table-row-properties style:min-row-height="0.116cm"/>
    </style:style>
    <style:style style:name="Tableau6" style:family="table">
      <style:table-properties style:width="18.907cm" fo:margin-left="0.122cm" fo:margin-right="0cm" table:align="margins"/>
    </style:style>
    <style:style style:name="Tableau6.A" style:family="table-column">
      <style:table-column-properties style:column-width="13.956cm" style:rel-column-width="48373*"/>
    </style:style>
    <style:style style:name="Tableau6.B" style:family="table-column">
      <style:table-column-properties style:column-width="2.452cm" style:rel-column-width="8498*"/>
    </style:style>
    <style:style style:name="Tableau6.C" style:family="table-column">
      <style:table-column-properties style:column-width="2.499cm" style:rel-column-width="8664*"/>
    </style:style>
    <style:style style:name="Tableau6.A1" style:family="table-cell">
      <style:table-cell-properties fo:background-color="transparent" fo:padding="0.097cm" fo:border-left="none" fo:border-right="none" fo:border-top="2.5pt solid #ffffff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6.A2" style:family="table-cell">
      <style:table-cell-properties fo:background-color="transparent" fo:padding="0.097cm" fo:border-left="0.05pt solid #ffffff" fo:border-right="none" fo:border-top="none" fo:border-bottom="0.05pt solid #ffffff">
        <style:background-image/>
      </style:table-cell-properties>
    </style:style>
    <style:style style:name="Tableau6.B2" style:family="table-cell">
      <style:table-cell-properties fo:background-color="transparent" fo:padding="0.097cm" fo:border="none">
        <style:background-image/>
      </style:table-cell-properties>
    </style:style>
    <style:style style:name="Tableau7" style:family="table">
      <style:table-properties style:width="18.819cm" table:align="right"/>
    </style:style>
    <style:style style:name="Tableau7.A" style:family="table-column">
      <style:table-column-properties style:column-width="18.819cm"/>
    </style:style>
    <style:style style:name="Tableau7.A1" style:family="table-cell">
      <style:table-cell-properties fo:padding="0cm" fo:border="none"/>
    </style:style>
    <style:style style:name="Tableau9" style:family="table">
      <style:table-properties style:width="19.029cm" table:align="margins"/>
    </style:style>
    <style:style style:name="Tableau9.A" style:family="table-column">
      <style:table-column-properties style:column-width="19.029cm" style:rel-column-width="65535*"/>
    </style:style>
    <style:style style:name="Tableau9.A1" style:family="table-cell">
      <style:table-cell-properties fo:padding="0.097cm" fo:border="0.05pt solid #000000"/>
    </style:style>
    <style:style style:name="Table1" style:family="table">
      <style:table-properties style:width="18.941cm" fo:margin-left="0cm" fo:margin-right="0.002cm" table:align="margins" style:shadow="none"/>
    </style:style>
    <style:style style:name="Table1.A" style:family="table-column">
      <style:table-column-properties style:column-width="6.331cm" style:rel-column-width="3589*"/>
    </style:style>
    <style:style style:name="Table1.B" style:family="table-column">
      <style:table-column-properties style:column-width="6.301cm" style:rel-column-width="3572*"/>
    </style:style>
    <style:style style:name="Table1.C" style:family="table-column">
      <style:table-column-properties style:column-width="6.309cm" style:rel-column-width="3577*"/>
    </style:style>
    <style:style style:name="Table1.1" style:family="table-row">
      <style:table-row-properties style:min-row-height="0.55cm"/>
    </style:style>
    <style:style style:name="Table1.A1" style:family="table-cell">
      <style:table-cell-properties fo:padding="0cm" fo:border-left="none" fo:border-right="none" fo:border-top="none" fo:border-bottom="0.05pt solid #e6e6e6"/>
    </style:style>
    <style:style style:name="P1" style:family="paragraph" style:parent-style-name="terp_5f_default_5f_Right_5f_9">
      <style:paragraph-properties fo:text-align="end" style:justify-single-word="false"/>
    </style:style>
    <style:style style:name="P2" style:family="paragraph" style:parent-style-name="terp_5f_default_5f_Bold_5f_9">
      <style:paragraph-properties fo:text-align="end" style:justify-single-word="false"/>
    </style:style>
    <style:style style:name="P3" style:family="paragraph" style:parent-style-name="terp_5f_default_5f_Bold_5f_9">
      <style:text-properties fo:font-weight="normal" style:font-weight-asian="normal" style:font-weight-complex="normal"/>
    </style:style>
    <style:style style:name="P4" style:family="paragraph" style:parent-style-name="terp_5f_default_5f_Bold_5f_9">
      <style:paragraph-properties fo:text-align="start" style:justify-single-word="false"/>
      <style:text-properties style:font-name="Helvetica1" fo:font-size="8pt" fo:font-weight="normal" style:font-name-asian="Bitstream Vera Sans" style:font-size-asian="8pt" style:font-weight-asian="normal" style:font-name-complex="Bitstream Vera Sans" style:font-size-complex="8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Helvetica1" fo:font-size="8pt" style:font-name-asian="Bitstream Vera Sans" style:font-size-asian="8pt" style:font-name-complex="Bitstream Vera Sans" style:font-size-complex="8pt"/>
    </style:style>
    <style:style style:name="P6" style:family="paragraph" style:parent-style-name="Table_20_Contents">
      <style:paragraph-properties fo:text-align="start" style:justify-single-word="false"/>
      <style:text-properties style:font-name="Helvetica1" fo:font-size="8pt" fo:font-weight="bold" style:font-name-asian="Bitstream Vera Sans" style:font-size-asian="8pt" style:font-weight-asian="bold" style:font-name-complex="Bitstream Vera Sans" style:font-size-complex="8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Helvetica1" fo:font-size="8pt" fo:font-weight="normal" style:font-name-asian="Bitstream Vera Sans" style:font-size-asian="8pt" style:font-weight-asian="normal" style:font-name-complex="Bitstream Vera Sans" style:font-size-complex="8pt" style:font-weight-complex="normal"/>
    </style:style>
    <style:style style:name="P8" style:family="paragraph" style:parent-style-name="terp_5f_default_5f_9">
      <style:paragraph-properties fo:text-align="end" style:justify-single-word="false"/>
    </style:style>
    <style:style style:name="P9" style:family="paragraph" style:parent-style-name="terp_5f_tblheader_5f_General_5f_Centre">
      <style:paragraph-properties fo:text-align="center" style:justify-single-word="false"/>
    </style:style>
    <style:style style:name="P10" style:family="paragraph" style:parent-style-name="terp_5f_default_5f_Centre_5f_9">
      <style:paragraph-properties fo:text-align="end" style:justify-single-word="false"/>
    </style:style>
    <style:style style:name="P11" style:family="paragraph" style:parent-style-name="terp_5f_tblheader_5f_Details_5f_Right">
      <style:paragraph-properties fo:text-align="center" style:justify-single-word="false"/>
      <style:text-properties style:font-name="Helvetica2"/>
    </style:style>
    <style:style style:name="P12" style:family="paragraph" style:parent-style-name="terp_5f_tblheader_5f_Details">
      <style:text-properties style:font-name="Helvetica2"/>
    </style:style>
    <style:style style:name="P13" style:family="paragraph" style:parent-style-name="terp_5f_tblheader_5f_Details">
      <style:text-properties fo:font-weight="bold" style:font-weight-asian="bold" style:font-weight-complex="bold"/>
    </style:style>
    <style:style style:name="P14" style:family="paragraph" style:parent-style-name="terp_5f_default_5f_Italic">
      <style:paragraph-properties fo:margin-left="0cm" fo:margin-right="0cm" fo:text-indent="0cm" style:auto-text-indent="false"/>
    </style:style>
    <style:style style:name="P15" style:family="paragraph" style:parent-style-name="terp_5f_default_5f_Italic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16" style:family="paragraph" style:parent-style-name="terp_5f_default_5f_Italic">
      <style:paragraph-properties fo:margin-left="0cm" fo:margin-right="0cm" fo:text-indent="0cm" style:auto-text-indent="false"/>
      <style:text-properties officeooo:paragraph-rsid="011da433"/>
    </style:style>
    <style:style style:name="P17" style:family="paragraph" style:parent-style-name="terp_5f_default_5f_Italic" style:list-style-name="L1">
      <style:paragraph-properties fo:margin-left="0cm" fo:margin-right="0cm" fo:text-indent="0cm" style:auto-text-indent="false"/>
      <style:text-properties officeooo:paragraph-rsid="011da433"/>
    </style:style>
    <style:style style:name="P18" style:family="paragraph" style:parent-style-name="terp_5f_default_5f_Right_5f_9">
      <style:paragraph-properties fo:text-align="end" style:justify-single-word="false"/>
    </style:style>
    <style:style style:name="P19" style:family="paragraph" style:parent-style-name="terp_5f_default_5f_1">
      <style:text-properties fo:font-size="10pt" officeooo:paragraph-rsid="011be3ee" style:font-size-asian="10pt" style:font-size-complex="10pt"/>
    </style:style>
    <style:style style:name="P20" style:family="paragraph" style:parent-style-name="terp_5f_default_5f_9">
      <style:text-properties officeooo:paragraph-rsid="011be3ee"/>
    </style:style>
    <style:style style:name="T1" style:family="text">
      <style:text-properties officeooo:rsid="003ccb71"/>
    </style:style>
    <style:style style:name="T2" style:family="text">
      <style:text-properties officeooo:rsid="0041ef11"/>
    </style:style>
    <style:style style:name="T3" style:family="text">
      <style:text-properties officeooo:rsid="0052c4bd"/>
    </style:style>
    <style:style style:name="T4" style:family="text">
      <style:text-properties fo:font-weight="bold" officeooo:rsid="00785a5a" style:font-weight-asian="bold" style:font-weight-complex="bold"/>
    </style:style>
    <style:style style:name="T5" style:family="text">
      <style:text-properties fo:font-weight="bold" officeooo:rsid="008005a7" style:font-weight-asian="bold" style:font-weight-complex="bold"/>
    </style:style>
    <style:style style:name="T6" style:family="text">
      <style:text-properties fo:font-weight="bold" officeooo:rsid="00819c7c" style:font-weight-asian="bold" style:font-weight-complex="bold"/>
    </style:style>
    <style:style style:name="T7" style:family="text">
      <style:text-properties officeooo:rsid="008d1de4"/>
    </style:style>
    <style:style style:name="T8" style:family="text">
      <style:text-properties officeooo:rsid="008d9e94"/>
    </style:style>
    <style:style style:name="T9" style:family="text">
      <style:text-properties officeooo:rsid="00ae77b2"/>
    </style:style>
    <style:style style:name="T10" style:family="text">
      <style:text-properties officeooo:rsid="00e92e96"/>
    </style:style>
    <style:style style:name="T11" style:family="text">
      <style:text-properties officeooo:rsid="00ea0611"/>
    </style:style>
    <style:style style:name="T12" style:family="text">
      <style:text-properties officeooo:rsid="00eedbb9"/>
    </style:style>
    <style:style style:name="T13" style:family="text">
      <style:text-properties fo:font-size="8pt" fo:font-weight="normal" officeooo:rsid="00785a5a" style:font-size-asian="8pt" style:font-weight-asian="normal" style:font-size-complex="8pt" style:font-weight-complex="normal"/>
    </style:style>
    <style:style style:name="Sect1" style:family="section">
      <style:section-properties fo:margin-left="0.086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rp_5f_default_5f_8">[[repeatIn(objects,'o')]]</text:p>
      <text:p text:style-name="terp_5f_default_5f_8">[[ setLang(o.partner_id.lang) ]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<text:drop-down text:name=""><text:label text:value="[[ getResa(o).is_citizen is True and removeParentNode('blockTable')  ]]"/><text:label text:current-selected="true" text:value="[[ getResa(o).is_citizen is True and removeParentNode('blockTable')  ]]"/>[[ getResa(o).is_citizen is True and removeParentNode('blockTable')  ]]</text:drop-down></text:p>
            <text:p text:style-name="terp_5f_default_5f_Bold_5f_9"><text:span text:style-name="T7">Coordonnées du </text:span><text:span text:style-name="T8">d</text:span><text:span text:style-name="T7">emandeur</text:span> :</text:p>
            <text:p text:style-name="terp_5f_default_5f_9">[[ (o.partner_invoice_id <text:s/>and o.partner_invoice_id.title <text:s/>and o.partner_invoice_id.title.name) or '' ]] [[ (o.partner_invoice_id <text:s/>and o.partner_invoice_id.name) or '' ]]</text:p>
            <text:p text:style-name="terp_5f_default_5f_9">[[ (o.partner_invoice_id <text:s/>and o.partner_invoice_id.street) or '' ]] </text:p>
            <text:p text:style-name="terp_5f_default_5f_9">[[ (o.partner_invoice_id <text:s/>and o.partner_invoice_id.street2) or removeParentNode('para') ]]</text:p>
            <text:p text:style-name="terp_5f_default_5f_9">[[ (o.partner_invoice_id <text:s/>and o.partner_invoice_id.zip) or '' <text:s/>]] [[ (o.partner_invoice_id <text:s/>and o.partner_invoice_id.city) or '' ]]</text:p>
            <text:p text:style-name="terp_5f_default_5f_9">[[ (o.partner_invoice_id <text:s/>and o.partner_invoice_id.state_id and o.partner_invoice_id.state_id.name) or removeParentNode('para') ]]</text:p>
            <text:p text:style-name="terp_5f_default_5f_9">[[ (o.partner_invoice_id <text:s/>and o.partner_invoice_id.country_id and <text:s/>o.partner_invoice_id.country_id.name) or '' ]]</text:p>
          </table:table-cell>
          <table:table-cell table:style-name="Tableau1.A1" office:value-type="string">
            <text:p text:style-name="terp_5f_default_5f_8"/>
          </table:table-cell>
          <table:table-cell table:style-name="Tableau1.C1" office:value-type="string">
            <text:p text:style-name="terp_5f_default_5f_9">[[ (o.partner_id and o.partner_id.title and o.partner_id.title.name) or '' <text:s/>]] [[ <text:s/>(o.partner_id and o.partner_id.name) or '' ]]</text:p>
            <text:p text:style-name="terp_5f_default_5f_9">[[ (o.partner_order_id <text:s/>and o.partner_order_id.street) or '' ]]</text:p>
            <text:p text:style-name="terp_5f_default_5f_9">[[ (o.partner_order_id <text:s/>and o.partner_order_id.street2) or removeParentNode('para') ]]</text:p>
            <text:p text:style-name="terp_5f_default_5f_9">[[ (o.partner_order_id <text:s/>and o.partner_order_id.zip) or '' ]] [[ (o.partner_order_id <text:s/>and o.partner_order_id.city) or '' ]]</text:p>
            <text:p text:style-name="terp_5f_default_5f_9">[[ (o.partner_order_id <text:s/>and o.partner_order_id.state_id and o.partner_order_id.state_id.name) or removeParentNode('para')]] [[ (o.partner_order_id and o.partner_order_id.country_id and o.partner_order_id.country_id.name) or '' ]]</text:p>
            <text:p text:style-name="terp_5f_default_5f_9"/>
            <text:p text:style-name="terp_5f_default_5f_9">Tel. : [[ (o.partner_order_id <text:s/>and o.partner_order_id.phone) or removeParentNode('para') ]]</text:p>
            <text:p text:style-name="terp_5f_default_5f_9">Fax : [[ (o.partner_order_id <text:s/>and o.partner_order_id.fax) or removeParentNode('para') <text:s/>]]</text:p>
            <text:p text:style-name="terp_5f_default_5f_9">TVA : [[ (o.partner_id <text:s/>and o.partner_id.vat) or removeParentNode('para') ]]</text:p>
            <text:p text:style-name="terp_5f_default_5f_9"/>
          </table:table-cell>
        </table:table-row>
      </table:table>
      <table:table table:name="Tableau10" table:style-name="Tableau10">
        <table:table-column table:style-name="Tableau10.A"/>
        <table:table-column table:style-name="Tableau10.B"/>
        <table:table-column table:style-name="Tableau10.C"/>
        <table:table-header-rows>
          <table:table-row>
            <table:table-cell table:style-name="Tableau10.A1" office:value-type="string">
              <text:p text:style-name="P4"><text:drop-down text:name=""><text:label text:value="[[ getResa(o).is_citizen is False  and removeParentNode('blockTable')   ]]"/><text:label text:current-selected="true" text:value="[[ getResa(o).is_citizen is False  and removeParentNode('blockTable')   ]]"/>[[ getResa(o).is_citizen is False  and removeParentNode('blockTable')   ]]</text:drop-down></text:p>
            </table:table-cell>
            <table:table-cell table:style-name="Tableau10.A1" office:value-type="string">
              <text:p text:style-name="P5"/>
            </table:table-cell>
            <table:table-cell table:style-name="Tableau10.A1" office:value-type="string">
              <text:p text:style-name="P5"><text:drop-down text:name=""><text:label text:current-selected="true" text:value="[[ getCitizenInfos(o) ]]"/><text:label text:value="[[ getCitizenInfos(o)  ]]"/>[[ getCitizenInfos(o) ]]</text:drop-down></text:p>
            </table:table-cell>
          </table:table-row>
        </table:table-header-rows>
      </table:table>
      <text:p text:style-name="terp_5f_header"><text:drop-down text:name=""><text:label text:current-selected="true" text:value="[[ o.amount_total and removeParentNode('para') ]]"/><text:label text:value="[[ o.amount_total  and removeParentNode('para')  ]]"/>[[ o.amount_total and removeParentNode('para') ]]</text:drop-down><text:span text:style-name="T10">Bon de Réservation </text:span><text:span text:style-name="T11">N° </text:span><text:span text:style-name="T11"><text:drop-down text:name=""><text:label text:value="[[ o.name ]]"/><text:label text:current-selected="true" text:value="[[ o.name ]]"/>[[ o.name ]]</text:drop-down></text:span></text:p>
      <text:p text:style-name="terp_5f_header"><text:drop-down text:name=""><text:label text:current-selected="true" text:value="[[ not o.amount_total and removeParentNode('para')  ]]"/><text:label text:value="[[ not o.amount_total and removeParentNode('para')    ]]"/>[[ not o.amount_total and removeParentNode('para')  ]]</text:drop-down><text:span text:style-name="T12">Facture </text:span><text:span text:style-name="T11">N° </text:span><text:span text:style-name="T11"><text:drop-down text:name=""><text:label text:value="[[ o.name ]]"/><text:label text:current-selected="true" text:value="[[ o.name ]]"/>[[ o.name ]]</text:drop-down></text:span></text:p>
      <text:p text:style-name="terp_5f_default_5f_8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6">Traité par</text:p>
          </table:table-cell>
          <table:table-cell table:style-name="Tableau8.B1" office:value-type="string">
            <text:p text:style-name="P5"><text:drop-down text:name=""><text:label text:current-selected="true" text:value="user_name"/><text:label text:value="[[ o.user_id.name and o.user_id.name or '' ]]"/>user_name</text:drop-down> <text:s/><text:drop-down text:name=""><text:label text:current-selected="true" text:value="prénom"/><text:label text:value="[[ o.user_id.firstname and o.user_id.firstname or ''  ]]"/>prénom</text:drop-down> <text:s/><text:drop-down text:name=""><text:label text:current-selected="true" text:value="user_service_name"/><text:label text:value="[[ o.user_id.service_id and ' - ' + o.user_id.service_id.name or ''    ]]"/>user_service_name</text:drop-down></text:p>
            <text:p text:style-name="P5"><text:drop-down text:name=""><text:label text:current-selected="true" text:value="user_mail"/><text:label text:value="[[ o.user_id.user_email and o.user_id.user_email or ''  ]]"/>user_mail</text:drop-down></text:p>
            <text:p text:style-name="P5"><text:drop-down text:name=""><text:label text:current-selected="true" text:value="user_phone"/><text:label text:value="[[ o.user_id.phone and 'Tél. : ' + o.user_id.phone or ''    ]]"/>user_phone</text:drop-down></text:p>
          </table:table-cell>
        </table:table-row>
      </table:table>
      <text:p text:style-name="terp_5f_default_5f_8"/>
      <text:p text:style-name="terp_5f_default_5f_8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9"><text:span text:style-name="T1">Votre Réservation</text:span> </text:p>
          </table:table-cell>
          <table:table-cell table:style-name="Tableau2.A1" office:value-type="string">
            <text:p text:style-name="P9">[[ o.state=='draft' and removeParentNode('para') ]]<text:span text:style-name="T3">Validée le</text:span></text:p>
            <text:p text:style-name="P9">[[ o.state &lt;&gt; 'draft' and removeParentNode('para') ]] Date <text:span text:style-name="T3">Demande</text:span></text:p>
          </table:table-cell>
          <table:table-cell table:style-name="Tableau2.C1" office:value-type="string">
            <text:p text:style-name="P9"><text:s/><text:span text:style-name="T2">Conditions de paiement</text:span>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terp_5f_default_5f_Centre_5f_8"><text:drop-down text:name=""><text:label text:current-selected="true" text:value="checkin_date"/><text:label text:value="[[ o.checkin_date and 'Du ' + formatLang(o.checkin_date,date=True) or ''   ]]"/>checkin_date</text:drop-down></text:p>
            <text:p text:style-name="terp_5f_default_5f_Centre_5f_8"><text:drop-down text:name=""><text:label text:current-selected="true" text:value="checkout_date"/><text:label text:value="[[ o.checkout_date and ' au ' + formatLang(o.checkout_date,date=True) or ''   ]]"/>checkout_date</text:drop-down></text:p>
          </table:table-cell>
          <table:table-cell table:style-name="Tableau3.A1" office:value-type="string">
            <text:p text:style-name="terp_5f_default_5f_Centre_5f_8">[[ formatLang(o.date_order,date = True) ]]</text:p>
          </table:table-cell>
          <table:table-cell table:style-name="Tableau3.C1" office:value-type="string">
            <text:p text:style-name="terp_5f_default_5f_Centre_5f_8">[[ (o.payment_term <text:s/>and o.payment_term.name) or '' ]]</text:p>
          </table:table-cell>
        </table:table-row>
      </table:table>
      <text:p text:style-name="terp_5f_default_5f_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header-rows>
          <table:table-row>
            <table:table-cell table:style-name="Tableau4.A1" office:value-type="string">
              <text:p text:style-name="P12">Description</text:p>
            </table:table-cell>
            <table:table-cell table:style-name="Tableau4.A1" office:value-type="string">
              <text:p text:style-name="P12">Quantité(1)</text:p>
            </table:table-cell>
            <table:table-cell table:style-name="Tableau4.A1" office:value-type="string">
              <text:p text:style-name="P11">Unité</text:p>
            </table:table-cell>
            <table:table-cell table:style-name="Tableau4.A1" office:value-type="string">
              <text:p text:style-name="P11">P.U.</text:p>
            </table:table-cell>
            <table:table-cell table:style-name="Tableau4.A1" office:value-type="string">
              <text:p text:style-name="P12">Rem.(%)</text:p>
            </table:table-cell>
            <table:table-cell table:style-name="Tableau4.A1" office:value-type="string">
              <text:p text:style-name="P11">Montant</text:p>
            </table:table-cell>
          </table:table-row>
        </table:table-header-rows>
      </table:table>
      <text:section text:style-name="Sect1" text:name="Section2">
        <text:p text:style-name="P19"><text:drop-down text:name=""><text:label text:current-selected="true" text:value="[[repeatIn(getLines(o),'line')]]"/><text:label text:value="[[ repeatIn(getLines(o),'line') ]]"/>[[repeatIn(getLines(o),'line')]]</text:drop-down></text:p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column table:style-name="Tableau5.E"/>
          <table:table-column table:style-name="Tableau5.F"/>
          <table:table-row>
            <table:table-cell table:style-name="Tableau5.A1" office:value-type="string">
              <text:p text:style-name="terp_5f_default_5f_9"><text:drop-down text:name=""><text:label text:current-selected="true" text:value="[[ line['name'] ]]"/><text:label text:value="[[ line['prod'] ]]"/>[[ line['name'] ]]</text:drop-down></text:p>
            </table:table-cell>
            <table:table-cell table:style-name="Tableau5.A1" office:value-type="string">
              <text:p text:style-name="P10"><text:drop-down text:name=""><text:label text:value="[[ line['qty'] ]]"/><text:label text:current-selected="true" text:value="[[ line['qty'] ]]"/>[[ line['qty'] ]]</text:drop-down></text:p>
            </table:table-cell>
            <table:table-cell table:style-name="Tableau5.A1" office:value-type="string">
              <text:p text:style-name="P1"><text:span text:style-name="T9">Forfait </text:span><text:span text:style-name="T9"><text:drop-down text:name=""><text:label text:current-selected="true" text:value="[[ line['uom_qty'] ]]"/><text:label text:value="[[ line['uom_qty']  ]]"/>[[ line['uom_qty'] ]]</text:drop-down></text:span><text:span text:style-name="T9"><text:drop-down text:name=""><text:label text:value="[[ ' ' ]]"/><text:label text:current-selected="true" text:value="[[ ' ' ]]"/>[[ ' ' ]]</text:drop-down></text:span> <text:drop-down text:name=""><text:label text:current-selected="true" text:value="[[ line['uom_name']   ]]"/><text:label text:value="[[ line['uom_name']  ]]"/>[[ line['uom_name']   ]]</text:drop-down></text:p>
            </table:table-cell>
            <table:table-cell table:style-name="Tableau5.A1" office:value-type="string">
              <text:p text:style-name="P1"><text:drop-down text:name=""><text:label text:current-selected="true" text:value="[[ formatLang(line['unit_price']) ]]"/><text:label text:value="[[ formatLang(line['unit_price'])    ]]"/>[[ formatLang(line['unit_price']) ]]</text:drop-down></text:p>
            </table:table-cell>
            <table:table-cell table:style-name="Tableau5.A1" office:value-type="string">
              <text:p text:style-name="P1"><text:drop-down text:name=""><text:label text:current-selected="true" text:value="[[ formatLang(line['discount'])  ]]"/><text:label text:value="[[ formatLang(line['discount']) ]]"/>[[ formatLang(line['discount'])  ]]</text:drop-down></text:p>
            </table:table-cell>
            <table:table-cell table:style-name="Tableau5.A1" office:value-type="string">
              <text:p text:style-name="P1"><text:drop-down text:name=""><text:label text:value="[[ formatLang(line['subtotal'], digits=get_digits(dp='Sale Price')) ]]"/><text:label text:current-selected="true" text:value="[[ formatLang(line['subtotal'], digits=get_digits(dp='Sale Price')) ]]"/>[[ formatLang(line['subtotal'], digits=get_digits(dp='Sale Price')) ]]</text:drop-down><text:drop-down text:name=""><text:label text:value="[[ o.pricelist_id.currency_id.symbol ]]"/><text:label text:current-selected="true" text:value="[[ o.pricelist_id.currency_id.symbol ]]"/>[[ o.pricelist_id.currency_id.symbol ]]</text:drop-down></text:p>
            </table:table-cell>
          </table:table-row>
          <table:table-row table:style-name="Tableau5.2">
            <table:table-cell table:style-name="Tableau5.A1" office:value-type="string">
              <text:p text:style-name="P14"><text:drop-down text:name=""><text:label text:current-selected="true" text:value="[[ format(line['description'] or removeParentNode('tr')) ]]"/><text:label text:value="[[ format(line['description'] or removeParentNode('tr'))  ]]"/>[[ format(line['description'] or removeParentNode('tr')) ]]</text:drop-down></text:p>
            </table:table-cell>
            <table:table-cell table:style-name="Tableau5.A1" office:value-type="string">
              <text:p text:style-name="terp_5f_default_5f_Centre_5f_9"/>
            </table:table-cell>
            <table:table-cell table:style-name="Tableau5.A1" office:value-type="string">
              <text:p text:style-name="P1"/>
            </table:table-cell>
            <table:table-cell table:style-name="Tableau5.A1" office:value-type="string">
              <text:p text:style-name="P1"/>
            </table:table-cell>
            <table:table-cell table:style-name="Tableau5.A1" office:value-type="string">
              <text:p text:style-name="P1"/>
            </table:table-cell>
            <table:table-cell table:style-name="Tableau5.A1" office:value-type="string">
              <text:p text:style-name="P1"/>
            </table:table-cell>
          </table:table-row>
        </table:table>
        <text:p text:style-name="P16"><text:span text:style-name="T5">(</text:span><text:span text:style-name="T6">1</text:span><text:span text:style-name="T5">)</text:span><text:span text:style-name="T6">Quantité = </text:span><text:span text:style-name="T4">Dates :</text:span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list xml:id="list1050275837" text:style-name="L1">
                <text:list-header>
                  <text:p text:style-name="P17"><text:span text:style-name="T13"><text:drop-down text:name=""><text:label text:value="[[ format(line['dates'] and line['dates'][0] or removeParentNode('tr')) ]]"/><text:label text:value="[[ format(line['dates'] and line['dates'][0] or removeParentNode('tr'))    ]]"/>[[ format(line['dates'] and line['dates'][0] or removeParentNode('tr')) ]]</text:drop-down></text:span></text:p>
                </text:list-header>
              </text:list>
            </table:table-cell>
            <table:table-cell table:style-name="Table1.A1" office:value-type="string">
              <text:p text:style-name="P15"><text:drop-down text:name=""><text:label text:value="[[ format(line['dates'][1]) ]]"/><text:label text:value="[[ format(line['dates'][1]) ]]"/>[[ format(line['dates'][1]) ]]</text:drop-down></text:p>
            </table:table-cell>
            <table:table-cell table:style-name="Table1.A1" office:value-type="string">
              <text:p text:style-name="P15"><text:drop-down text:name=""><text:label text:value="[[ format(line['dates'][2]) ]]"/><text:label text:value="[[ format(line['dates'][2] ) ]]"/>[[ format(line['dates'][2]) ]]</text:drop-down></text:p>
            </table:table-cell>
          </table:table-row>
        </table:table>
      </text:section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table:style-name="Tableau6.A1" office:value-type="string">
            <text:p text:style-name="P20"/>
          </table:table-cell>
          <table:table-cell table:style-name="Tableau6.B1" office:value-type="string">
            <text:p text:style-name="P8">Total Net</text:p>
          </table:table-cell>
          <table:table-cell table:style-name="Tableau6.B1" office:value-type="string">
            <text:p text:style-name="terp_5f_default_5f_Right_5f_9">[[ formatLang(o.amount_untaxed , digits=get_digits(dp='Sale Price')) <text:s/>]] [[ o.pricelist_id.currency_id. symbol ]]</text:p>
          </table:table-cell>
        </table:table-row>
        <table:table-row>
          <table:table-cell table:style-name="Tableau6.A2" office:value-type="string">
            <text:p text:style-name="terp_5f_default_5f_9"/>
          </table:table-cell>
          <table:table-cell table:style-name="Tableau6.B2" office:value-type="string">
            <text:p text:style-name="P8">Taxes</text:p>
          </table:table-cell>
          <table:table-cell table:style-name="Tableau6.B2" office:value-type="string">
            <text:p text:style-name="terp_5f_default_5f_Right_5f_9">[[ formatLang(o.amount_tax , digits=get_digits(dp='Sale Price')) <text:s/>]] [[ o.pricelist_id.currency_id. symbol ]]</text:p>
          </table:table-cell>
        </table:table-row>
        <table:table-row>
          <table:table-cell table:style-name="Tableau6.A2" office:value-type="string">
            <text:p text:style-name="terp_5f_default_5f_9"/>
          </table:table-cell>
          <table:table-cell table:style-name="Tableau6.B1" office:value-type="string">
            <text:p text:style-name="P2">Total</text:p>
          </table:table-cell>
          <table:table-cell table:style-name="Tableau6.B1" office:value-type="string">
            <text:p text:style-name="terp_5f_default_5f_Right_5f_9_5f_Bold">[[ formatLang(o.amount_total , digits=get_digits(dp='Sale Price')) ]] <text:s/>[[ o.pricelist_id.currency_id. symbol ]] </text:p>
          </table:table-cell>
        </table:table-row>
      </table:table>
      <text:p text:style-name="terp_5f_default_5f_8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terp_5f_default_5f_9">[[ format(o.note or '') ]]</text:p>
          </table:table-cell>
        </table:table-row>
        <table:table-row>
          <table:table-cell table:style-name="Tableau7.A1" office:value-type="string">
            <text:p text:style-name="terp_5f_default_5f_9">[[ format((o.partner_id and o.partner_id.property_payment_term and o.partner_id.property_payment_term.note) or '') ]]</text:p>
          </table:table-cell>
        </table:table-row>
      </table:table>
      <text:p text:style-name="terp_5f_default_5f_8"/>
      <text:p text:style-name="terp_5f_default_5f_8"/>
      <text:p text:style-name="terp_5f_default_5f_8"/>
      <text:p text:style-name="terp_5f_default_5f_8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5"><text:drop-down text:name=""><text:label text:current-selected="true" text:value="[[ getResa(o).state != 'done' and removeParentNode('blockTable') or '' ]]"/><text:label text:value="[[ getResa(o).state != 'done' and removeParentNode('blockTable') or ''       ]]"/>[[ getResa(o).state != 'done' and removeParentNode('blockTable') or '' ]]</text:drop-down></text:p>
            <text:p text:style-name="P13">Etat des lieux de sortie</text:p>
            <text:p text:style-name="P7"><text:drop-down text:name=""><text:label text:current-selected="true" text:value="[( getResa(o).done_note and getResa(o).done_note or 'Rien à Signaler' ]]"/><text:label text:value="[[ getResa(o).done_note and getResa(o).done_note or 'Rien à Signaler'    ]]"/>[( getResa(o).done_note and getResa(o).done_note or 'Rien à Signaler' ]]</text:drop-down></text:p>
          </table:table-cell>
        </table:table-row>
      </table:table>
      <text:p text:style-name="terp_5f_default_5f_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OpenSymbol" svg:font-family="OpenSymbol"/>
    <style:font-face style:name="Helvetica2" svg:font-family="Helvetica" style:font-family-generic="swiss"/>
    <style:font-face style:name="Nimbus Mono L" svg:font-family="'Nimbus Mono L'" style:font-family-generic="modern" style:font-pitch="fixed"/>
    <style:font-face style:name="Helvetica1" svg:font-family="Helvetica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1" fo:font-size="8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>
      <style:text-properties style:font-name="Helvetic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212cm" fo:margin-bottom="0.212cm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 style:master-page-name="">
      <style:paragraph-properties fo:margin-top="0cm" fo:margin-bottom="0cm" style:contextual-spacing="false" fo:text-align="center" style:justify-single-word="false" style:page-number="auto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212cm" fo:margin-bottom="0.212cm" style:contextual-spacing="false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-left="0.706cm" fo:margin-right="0cm" fo:margin-top="0cm" fo:margin-bottom="0cm" style:contextual-spacing="false" fo:text-indent="0cm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L" fo:font-size="10pt" style:font-name-asian="Nimbus Mono L" style:font-size-asian="10pt" style:font-name-complex="Nimbus Mono L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0.543cm" fo:margin-right="1.42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e183d5b-f8ccaf6-3804794-95b4be8-895629</meta:generator>
    <meta:creation-date>2006-08-31T10:54:44</meta:creation-date>
    <dc:creator>Nonow </dc:creator>
    <dc:date>2014-08-21T15:14:04</dc:date>
    <meta:editing-cycles>1086</meta:editing-cycles>
    <meta:editing-duration>P1DT21H21M42S</meta:editing-duration>
    <meta:document-statistic meta:table-count="11" meta:image-count="0" meta:object-count="0" meta:page-count="2" meta:paragraph-count="63" meta:word-count="374" meta:character-count="3670" meta:non-whitespace-character-count="3319"/>
    <meta:user-defined meta:name="Info 1">http://localhost:8069</meta:user-defined>
    <meta:user-defined meta:name="Info 2">s4cl4c</meta:user-defined>
    <meta:user-defined meta:name="Info 3">565</meta:user-defined>
    <meta:user-defined meta:name="Info 4">hotel.folio</meta:user-defined>
  </office:meta>
</office:document-meta>
</file>